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4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will be face-to-face (yay!):</text:p>
                <text:list>
                  <text:list-item>
                    <text:p>Monday 1600-1750, Lloyd building LB01</text:p>
                  </text:list-item>
                  <text:list-item>
                    <text:p>Wednesday 1700-1750, Lloyd building LB04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Today → April 15<text:span text:style-name="T2">th</text:span> <text:s/></text:p>
                  </text:list-item>
                  <text:list-item>
                    <text:p>Reading week: March 7<text:span text:style-name="T2">th</text:span> → 11<text:span text:style-name="T2">th</text:span> </text:p>
                  </text:list-item>
                </text:list>
              </text:list-item>
              <text:list-item>
                <text:p>In theory, I may have some actual real-world travel during term, more info closer to time if that actually happens, but likely I’ll arrange a guest lecture or do an online lecture for those slo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Blackboard and Record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 some people will need to be remote, for some slots, there are blackboard collaborate ultra slots for the lectures so, if necessary, you can join from home or wherever</text:p>
                <text:list>
                  <text:list-item>
                    <text:p><text:a xlink:href="https://tcd.blackboard.com/webapps/blackboard/content/listContent.jsp?course_id=_71845_1&amp;content_id=_2144849_1" xlink:type="simple">https://tcd.blackboard.com/webapps/blackboard/content/listContent.jsp?course_id=_71845_1&amp;content_id=_2144849_1</text:a><text:s/></text:p>
                  </text:list-item>
                </text:list>
              </text:list-item>
              <text:list-item>
                <text:p>Lectures will be recorded, recordings available via Blackboard</text:p>
                <text:list>
                  <text:list-item>
                    <text:p>If you object to recording, then fire ahead…</text:p>
                  </text:list-item>
                </text:list>
              </text:list-item>
              <text:list-item>
                <text:p text:style-name="P5">Reminder to self: hit the “record” butt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Default slot: Tuesday 1400 but as that might not suit everyone, please fill in your available slots at the poll:</text:p>
                <text:list>
                  <text:list-item>
                    <text:p><text:a xlink:href="https://dudle.inf.tu-dresden.de/pickanofficehour/" xlink:type="simple">https://dudle.inf.tu-dresden.de/pickanofficehour/</text:a><text:s/></text:p>
                  </text:list-item>
                  <text:list-item>
                    <text:p>If some other slot is way better than Tuesday 1400 we can swap</text:p>
                  </text:list-item>
                  <text:list-item>
                    <text:p>If nothing at all is good we live with that but can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Students Talking to One Anothe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Blackboard I see 157 “users” for this module</text:p>
              </text:list-item>
              <text:list-item>
                <text:p>In the TCD student system, I see:</text:p>
                <text:list>
                  <text:list-item>
                    <text:p>107 registered for CS7NS5</text:p>
                  </text:list-item>
                  <text:list-item>
                    <text:p>24 registered for CSU44032</text:p>
                  </text:list-item>
                </text:list>
              </text:list-item>
              <text:list-item>
                <text:p>I have no idea if anyone is forced to be remote, but if there are such students, then you may benefit from some messaging solution…</text:p>
                <text:list>
                  <text:list-item>
                    <text:p>Send me email if you’re in that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: end of term</text:p>
                  </text:list-item>
                </text:list>
              </text:list-item>
              <text:list-item>
                <text:p>80% for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text:s/></text:p>
                  </text:list-item>
                </text:list>
              </text:list-item>
              <text:list-item>
                <text:p>If we get forced to not hold sit-down exams again this year, then we’ll do what we did last year (exam replacement assignmen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Assignment#1, 15%: Security &amp; Privacy Considerations for your FYP/Dissertation</text:span></text:p>
                <text:list>
                  <text:list-item>
                    <text:p text:style-name="P7"><text:span text:style-name="T3">3-4 pages usually; should be usable in your dissertation/FYP</text:span></text:p>
                  </text:list-item>
                  <text:list-item>
                    <text:p text:style-name="P7"><text:span text:style-name="T3">Discuss the security &amp; privacy issues of your dissertation/FYP topic</text:span></text:p>
                  </text:list-item>
                  <text:list-item>
                    <text:p text:style-name="P7"><text:span text:style-name="T3">See RFCs 3552, 6973 and W3C tech report on sec/privacy considerations </text:span><text:span text:style-name="T3"><text:a xlink:href="https://tools.ietf.org/html/rfc3552" xlink:type="simple">https://tools.ietf.org/html/rfc3552</text:a></text:span><text:span text:style-name="T3"><text:s/></text:span><text:span text:style-name="T3"><text:line-break/></text:span><text:span text:style-name="T3"><text:a xlink:href="https://tools.ietf.org/html/rfc6973" xlink:type="simple">https://tools.ietf.org/html/rfc6973</text:a></text:span><text:span text:style-name="T3"> </text:span><text:span text:style-name="T3"><text:line-break/></text:span><text:span text:style-name="T3"><text:a xlink:href="https://www.w3.org/TR/security-privacy-questionnaire/" xlink:type="simple">https://www.w3.org/TR/security-privacy-questionnaire/</text:a></text:span><text:span text:style-name="T3"> </text:span></text:p>
                  </text:list-item>
                </text:list>
              </text:list-item>
              <text:list-item>
                <text:p text:style-name="P6"><text:span text:style-name="T3">Assignment#2, 5%: Security Incident:</text:span></text:p>
                <text:list>
                  <text:list-item>
                    <text:p text:style-name="P7"><text:span text:style-name="T3">1 page describing a significant incident that happens </text:span><text:span text:style-name="T4">during the course</text:span><text:span text:style-name="T3"> saying why its significant</text:span></text:p>
                  </text:list-item>
                  <text:list-item>
                    <text:p text:style-name="P7"><text:span text:style-name="T3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2-01-12T15:12:23.503579751</dc:date>
    <meta:editing-duration>PT58M26S</meta:editing-duration>
    <meta:editing-cycles>27</meta:editing-cycles>
    <meta:generator>LibreOffice/7.2.3.2$Linux_X86_64 LibreOffice_project/20$Build-2</meta:generator>
    <meta:document-statistic meta:object-count="55"/>
  </office:meta>
</office:document-meta>
</file>